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/>
    </style:style>
    <style:style style:name="P4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fr" fo:country="FR" fo:font-weight="bold" style:font-weight-asian="bold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YPES DE MESSAGES :</text:p>
      <text:p text:style-name="P2">0 <text:span text:style-name="T6">=&gt; </text:span>c<text:span text:style-name="T6">onnexion/</text:span>d<text:span text:style-name="T6">éconnexion TCP</text:span></text:p>
      <text:p text:style-name="P2"><text:span text:style-name="T6">Entre </text:span><text:span text:style-name="T4">superviseur</text:span><text:span text:style-name="T5"> et </text:span><text:span text:style-name="T4">client</text:span><text:span text:style-name="T5"> </text:span></text:p>
      <text:p text:style-name="P2">1 <text:span text:style-name="T6">=&gt; gestion de la partie : </text:span>d<text:span text:style-name="T6">ébut/</text:span>f<text:span text:style-name="T6">in/</text:span>o<text:span text:style-name="T6">k/</text:span>r<text:span text:style-name="T6">efus </text:span></text:p>
      <text:p text:style-name="P2"><text:span text:style-name="T6">Entre </text:span><text:span text:style-name="T4">superviseur</text:span><text:span text:style-name="T5"> et </text:span><text:span text:style-name="T4">client</text:span><text:span text:style-name="T5"> </text:span></text:p>
      <text:p text:style-name="P2">2 <text:span text:style-name="T6">=&gt; choix possibles d'</text:span>a<text:span text:style-name="T6">ction/</text:span>p<text:span text:style-name="T6">ersonnage </text:span></text:p>
      <text:p text:style-name="P2"><text:span text:style-name="T6">De </text:span><text:span text:style-name="T4">maitre_jeu</text:span><text:span text:style-name="T5"> vers un seul </text:span><text:span text:style-name="T4">client</text:span><text:span text:style-name="T5"> </text:span></text:p>
      <text:p text:style-name="P2"><text:span text:style-name="T6">(</text:span><text:span text:style-name="T3">remarque :</text:span><text:span text:style-name="T6"> ce type n'est jamais envoyé par un </text:span><text:span text:style-name="T4">client</text:span><text:span text:style-name="T6">, toujours par </text:span><text:span text:style-name="T1">maitre_jeu</text:span><text:span text:style-name="T3">)</text:span></text:p>
      <text:p text:style-name="P2"><text:span text:style-name="T3">Remarque : dans le cas des actions, il est possibles à un personnage de faire plusieurs actions différentes dans le même tour, mais il y a UN échange (</text:span><text:span text:style-name="T2">2p) </text:span><text:span text:style-name="T3">actions possibles → (</text:span><text:span text:style-name="T2">3p</text:span><text:span text:style-name="T3">) choix retenu pour CHAQUE action car chaque action possible à un coût différent ce qui fait qu'une action disponible en début de tour avant d'autres actions ne le sera plus forcément par la suite.</text:span></text:p>
      <text:p text:style-name="P2"><text:span text:style-name="T3"/></text:p>
      <text:p text:style-name="P2"><text:span text:style-name="T3"><text:s/>un message </text:span><text:span text:style-name="T2">2p </text:span><text:span text:style-name="T3">est envoyé et un message </text:span><text:span text:style-name="T2">3p</text:span><text:span text:style-name="T3"> est renvoyé en réponse pour chaque choix d'action même s'il est possible de faire plusieurs actions par tour, celles-ci seront envoyé une à une avec entre chaque un </text:span><text:span text:style-name="T2">2p</text:span><text:span text:style-name="T3"> listant les possiblités, au cas où il y aurait des attaques indisponibles </text:span></text:p>
      <text:p text:style-name="P2"><text:span text:style-name="T2">3 </text:span><text:span text:style-name="T3">=&gt; choix retenu par le </text:span><text:span text:style-name="T1">client</text:span><text:span text:style-name="T3"> d'</text:span><text:span text:style-name="T2">a</text:span><text:span text:style-name="T3">ction/</text:span><text:span text:style-name="T2">p</text:span><text:span text:style-name="T3">ersonnage</text:span></text:p>
      <text:p text:style-name="P2"><text:span text:style-name="T3"><text:s/>d'un </text:span><text:span text:style-name="T1">client</text:span><text:span text:style-name="T3"> vers </text:span><text:span text:style-name="T1">maitre_jeu</text:span><text:span text:style-name="T3"> <text:s/>puis de </text:span><text:span text:style-name="T1">maitre_jeu</text:span><text:span text:style-name="T3"> vers les deux </text:span><text:span text:style-name="T1">client</text:span><text:span text:style-name="T3">s</text:span></text:p>
      <text:p text:style-name="P2"><text:span text:style-name="T3"><text:s/>( remarque : une fois reçu, ce type est toujours retransmis par le </text:span><text:span text:style-name="T1">maitre_jeu</text:span><text:span text:style-name="T3"> à tous les clients à la fois en tant qu’acquittement pour l'un et comme information pour l'autre afin qu'il sache ce qu'a choisi son opposant et puisse afficher son choix )</text:span></text:p>
      <text:p text:style-name="P2"><text:span text:style-name="T2">4 </text:span><text:span text:style-name="T3">=&gt; « état » des </text:span><text:span text:style-name="T1">personnage</text:span><text:span text:style-name="T3">s : vie, mana ( servant à effectuer des actions « magiques »), points d'action ( servant à toutes les actions), défense, chances de coups critiques, chances d'esquiver...</text:span></text:p>
      <text:p text:style-name="P2"><text:span text:style-name="T3">(de </text:span><text:span text:style-name="T1">maitre_jeu</text:span><text:span text:style-name="T3"> vers les deux </text:span><text:span text:style-name="T1">clients</text:span><text:span text:style-name="T3"> </text:span></text:p>
      <text:p text:style-name="P2"><text:span text:style-name="T3">(remarque : ce type n'est jamais envoyé par un </text:span><text:span text:style-name="T1">client</text:span><text:span text:style-name="T3">, toujours par </text:span><text:span text:style-name="T1">maitre_jeu</text:span><text:span text:style-name="T3"> )</text:span></text:p>
      <text:p text:style-name="P2"><text:span text:style-name="T2">5 </text:span><text:span text:style-name="T3">=&gt; <text:s/>gestion du « pierre-papier-ciseaux » du début de partie permettant de savoir qui commence : </text:span><text:span text:style-name="T2">d</text:span><text:span text:style-name="T3">ébut/</text:span><text:span text:style-name="T2">f</text:span><text:span text:style-name="T3">in/</text:span><text:span text:style-name="T2">c</text:span><text:span text:style-name="T3">hoix</text:span></text:p>
      <text:p text:style-name="P2"><text:span text:style-name="T3">entre </text:span><text:span text:style-name="T1">superviseur</text:span><text:span text:style-name="T3"> et </text:span><text:span text:style-name="T1">client</text:span><text:span text:style-name="T3"> </text:span></text:p>
      <text:p text:style-name="P2"><text:span text:style-name="T2">6</text:span><text:span text:style-name="T3"> =&gt; Mise à jour de la bibliothèque ( l'initialisation est une « longue » mise à jour )</text:span></text:p>
      <text:p text:style-name="P2"><text:span text:style-name="T3"><text:s/>de </text:span><text:span text:style-name="T1">maitre_jeu</text:span><text:span text:style-name="T3"> vers les deux </text:span><text:span text:style-name="T1">clients</text:span><text:span text:style-name="T3"> (les deux devant avoir les descriptions des actions possibles par chacun des joueur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1T12:44:23.62</meta:creation-date>
    <dc:date>2016-03-02T19:20:53.59</dc:date>
    <meta:editing-duration>PT8H23M29S</meta:editing-duration>
    <meta:editing-cycles>32</meta:editing-cycles>
    <meta:generator>OpenOffice/4.1.2$Win32 OpenOffice.org_project/412m3$Build-9782</meta:generator>
    <meta:document-statistic meta:table-count="0" meta:image-count="0" meta:object-count="0" meta:page-count="1" meta:paragraph-count="20" meta:word-count="343" meta:character-count="2002"/>
  </office:meta>
</office:document-meta>
</file>